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13000000142800BE21DDC8E946.png" manifest:media-type="image/png"/>
  <manifest:file-entry manifest:full-path="Pictures/1000000000000013000000141B599BF5A114AFE7.png" manifest:media-type="image/png"/>
  <manifest:file-entry manifest:full-path="Pictures/100000000000001200000014571ACD88C5FDA983.png" manifest:media-type="image/png"/>
  <manifest:file-entry manifest:full-path="Pictures/100000000000001300000014AC677AA9817951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dobe Blank" svg:font-family="'Adobe Blan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style:font-size-asian="11.3500003814697pt" style:font-size-complex="13pt"/>
    </style:style>
    <style:style style:name="P3" style:family="paragraph" style:parent-style-name="Standard">
      <style:text-properties officeooo:paragraph-rsid="00167801"/>
    </style:style>
    <style:style style:name="P4" style:family="paragraph" style:parent-style-name="Standard">
      <style:text-properties style:text-position="0% 100%" fo:font-style="normal" officeooo:rsid="00167801" officeooo:paragraph-rsid="00167801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fo:font-size="13pt" fo:language="en" fo:country="US" style:font-size-asian="11.3500003814697pt" style:font-size-complex="13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/>
    </style:style>
    <style:style style:name="P12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3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1065da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0f4b38" style:font-size-asian="11.3500003814697pt" style:font-size-complex="13pt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6pt" fo:language="ru" fo:country="RU" style:font-size-asian="11.3500003814697pt" style:font-size-complex="13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1065da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ec3da" style:font-size-asian="11.3500003814697pt" style:font-size-complex="13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0f4b38" style:font-size-asian="11.3500003814697pt" style:font-size-complex="13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1065da" style:font-size-asian="11.3500003814697pt" style:font-size-complex="13pt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1a20b5" officeooo:paragraph-rsid="001a20b5" style:font-size-asian="11.3500003814697pt" style:font-size-complex="13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3pt" fo:language="ru" fo:country="RU" fo:font-weight="bold" officeooo:rsid="001065da" officeooo:paragraph-rsid="001065da" style:font-size-asian="11.3500003814697pt" style:font-weight-asian="bold" style:font-size-complex="13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1065da" officeooo:paragraph-rsid="001065da" style:font-size-asian="11.3500003814697pt" style:font-weight-asian="normal" style:font-size-complex="13pt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1065da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065da" officeooo:paragraph-rsid="001065da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1bf75" officeooo:paragraph-rsid="0011bf75"/>
    </style:style>
    <style:style style:name="P31" style:family="paragraph" style:parent-style-name="Text_20_body">
      <style:paragraph-properties fo:margin-top="0cm" fo:margin-bottom="0cm" loext:contextual-spacing="false"/>
      <style:text-properties fo:language="ru" fo:country="RU" officeooo:rsid="001a20b5" officeooo:paragraph-rsid="001a20b5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065da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officeooo:rsid="0008d07a" officeooo:paragraph-rsid="001065da" style:font-size-asian="11.3500003814697pt" style:font-size-complex="13pt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0d0b5" officeooo:paragraph-rsid="0010d0b5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officeooo:rsid="0010d0b5" officeooo:paragraph-rsid="0010d0b5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font-size="16pt" fo:language="ru" fo:country="RU" officeooo:rsid="0010d0b5" officeooo:paragraph-rsid="0010d0b5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font-size="16pt" fo:language="ru" fo:country="RU" officeooo:rsid="0012e287" officeooo:paragraph-rsid="0012e287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0d0b5" officeooo:paragraph-rsid="0010d0b5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2e287" officeooo:paragraph-rsid="0012e287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fo:language="ru" fo:country="RU" officeooo:rsid="0011bf75" officeooo:paragraph-rsid="0011bf75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/>
      <style:text-properties style:text-position="0% 100%" fo:font-size="24pt" fo:language="ru" fo:country="RU" officeooo:rsid="0012e287" officeooo:paragraph-rsid="0012e287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571f4" officeooo:paragraph-rsid="001571f4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sub 58%" fo:language="ru" fo:country="RU" officeooo:rsid="0012e287" officeooo:paragraph-rsid="0011bf75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sub 58%" fo:language="ru" fo:country="RU" officeooo:rsid="0010d0b5" officeooo:paragraph-rsid="0010d0b5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language="ru" fo:country="RU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style:text-position="0% 100%" officeooo:rsid="0010d0b5" officeooo:paragraph-rsid="0010d0b5"/>
    </style:style>
    <style:style style:name="P48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1a20b5" officeooo:paragraph-rsid="001a20b5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52" style:family="paragraph" style:parent-style-name="Standard">
      <style:paragraph-properties fo:break-before="page"/>
      <style:text-properties style:text-position="0% 100%" fo:font-style="normal" officeooo:rsid="00167801" officeooo:paragraph-rsid="00167801" style:font-style-asian="normal" style:font-style-complex="normal"/>
    </style:style>
    <style:style style:name="P53" style:family="paragraph" style:parent-style-name="Text_20_body">
      <style:paragraph-properties fo:margin-top="0cm" fo:margin-bottom="0cm" loext:contextual-spacing="false"/>
      <style:text-properties fo:language="ru" fo:country="RU" officeooo:rsid="001acaae" officeooo:paragraph-rsid="001acaae"/>
    </style:style>
    <style:style style:name="P54" style:family="paragraph" style:parent-style-name="Preformatted_20_Text">
      <style:paragraph-properties fo:margin-top="0cm" fo:margin-bottom="0cm" loext:contextual-spacing="false" fo:text-align="justify" style:justify-single-word="false"/>
      <style:text-properties fo:color="#000000" style:font-name="DejaVu Sans Mono" officeooo:paragraph-rsid="0011bf75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officeooo:rsid="000dcf75"/>
    </style:style>
    <style:style style:name="T2" style:family="text">
      <style:text-properties officeooo:rsid="000ec3da"/>
    </style:style>
    <style:style style:name="T3" style:family="text">
      <style:text-properties fo:font-size="16pt"/>
    </style:style>
    <style:style style:name="T4" style:family="text">
      <style:text-properties fo:font-size="16pt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ec3da"/>
    </style:style>
    <style:style style:name="T7" style:family="text">
      <style:text-properties fo:language="ru" fo:country="RU" officeooo:rsid="0004b6fa"/>
    </style:style>
    <style:style style:name="T8" style:family="text">
      <style:text-properties fo:language="ru" fo:country="RU" officeooo:rsid="001065da"/>
    </style:style>
    <style:style style:name="T9" style:family="text">
      <style:text-properties fo:language="ru" fo:country="RU" officeooo:rsid="0010d0b5"/>
    </style:style>
    <style:style style:name="T10" style:family="text">
      <style:text-properties fo:language="ru" fo:country="RU" officeooo:rsid="001a20b5"/>
    </style:style>
    <style:style style:name="T11" style:family="text">
      <style:text-properties officeooo:rsid="001065da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ru" fo:country="RU"/>
    </style:style>
    <style:style style:name="T14" style:family="text">
      <style:text-properties style:text-position="sub 58%" officeooo:rsid="00110e85"/>
    </style:style>
    <style:style style:name="T15" style:family="text">
      <style:text-properties style:text-position="sub 58%" fo:font-style="normal" officeooo:rsid="00167801" style:font-style-asian="normal" style:font-style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language="ru" fo:country="RU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167801" style:font-style-asian="normal" style:font-style-complex="normal"/>
    </style:style>
    <style:style style:name="T20" style:family="text">
      <style:text-properties officeooo:rsid="00110e85"/>
    </style:style>
    <style:style style:name="T21" style:family="text">
      <style:text-properties fo:font-style="italic"/>
    </style:style>
    <style:style style:name="T22" style:family="text">
      <style:text-properties fo:color="#000000" style:text-underline-style="none"/>
    </style:style>
    <style:style style:name="T23" style:family="text">
      <style:text-properties fo:font-style="normal" officeooo:rsid="00167801" style:font-style-asian="normal" style:font-style-complex="normal"/>
    </style:style>
    <style:style style:name="T24" style:family="text">
      <style:text-properties fo:color="#000080"/>
    </style:style>
    <style:style style:name="T25" style:family="text">
      <style:text-properties fo:color="#000080" fo:font-weight="bold"/>
    </style:style>
    <style:style style:name="T26" style:family="text">
      <style:text-properties fo:color="#000080" style:font-name="DejaVu Sans Mono"/>
    </style:style>
    <style:style style:name="T27" style:family="text">
      <style:text-properties fo:color="#000080" style:font-name="DejaVu Sans Mono" fo:font-weight="bold"/>
    </style:style>
    <style:style style:name="T28" style:family="text">
      <style:text-properties style:font-name="DejaVu Sans Mono"/>
    </style:style>
    <style:style style:name="T29" style:family="text">
      <style:text-properties fo:color="#0000ff"/>
    </style:style>
    <style:style style:name="T30" style:family="text">
      <style:text-properties fo:color="#0000ff" style:font-name="DejaVu Sans Mono"/>
    </style:style>
    <style:style style:name="T31" style:family="text">
      <style:text-properties fo:color="#008080" fo:font-weight="bold"/>
    </style:style>
    <style:style style:name="T32" style:family="text">
      <style:text-properties fo:color="#008080" fo:font-weight="bold" officeooo:rsid="001a20b5"/>
    </style:style>
    <style:style style:name="T33" style:family="text">
      <style:text-properties fo:color="#808080" fo:font-style="italic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БЕЛОРУССКИЙ ГОСУДАРСТВЕННЫЙ УНИВЕРСИТЕТ</text:p>
      <text:p text:style-name="P7">ФАКУЛЬТЕТ ПРИКЛАДНОЙ МАТЕМАТИКИ И ИНФОРМАТ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ЛАБОРАТОРНАЯ РАБОТА № <text:span text:style-name="T2">3</text:span></text:p>
      <text:p text:style-name="P9"/>
      <text:p text:style-name="P10">Решение СЛАУ методом прогонки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8">Ткачук Павел</text:p>
      <text:p text:style-name="P12">2 курс <text:span text:style-name="T1">1</text:span> группа</text:p>
      <text:p text:style-name="P13">Преподаватель :</text:p>
      <text:p text:style-name="P13">Будник А. М.</text:p>
      <text:p text:style-name="P6"/>
      <text:p text:style-name="P11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Постановка задачи</text:p>
      <text:p text:style-name="P5"><text:span text:style-name="T4">Рассматриваем СЛАУ в виде: </text:span><text:span text:style-name="T3">Ax</text:span> <text:span text:style-name="T4">= </text:span><text:span text:style-name="T3">f</text:span><text:span text:style-name="T4">.</text:span></text:p>
      <text:p text:style-name="P15"><text:span text:style-name="T5">Для заданной трёхдиагональной матрицы А и столбца коэффициентов </text:span>f <text:span text:style-name="T5">решить СЛАУ(т.е. найти столбец х), найти вектор невязки для полученных результатов, </text:span><text:span text:style-name="T6">а также его норму</text:span><text:span text:style-name="T5">.</text:span></text:p>
      <text:p text:style-name="P27"/>
      <text:p text:style-name="P17">Входные данные:</text:p>
      <text:p text:style-name="P24">Находяться в файле «matrix», Файл состоит из n строк, (n + 1) элементов которой представляют собой коэфициенты расширенной матрицы для исходного уравнения.</text:p>
      <text:p text:style-name="P21"/>
      <text:p text:style-name="P18">Выходные данные:</text:p>
      <text:p text:style-name="P24">Решение системы, его невязка, норма невязки.</text:p>
      <text:p text:style-name="P22"/>
      <text:p text:style-name="P20">Данные: </text:p>
      <text:p text:style-name="P28">Матрица А:</text:p>
      <text:p text:style-name="P33"/>
      <text:p text:style-name="P29"><draw:frame draw:style-name="fr2" draw:name="Объект1" text:anchor-type="as-char" svg:y="-1.519cm" svg:width="9.513cm" svg:height="2.78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3"/>
      <text:p text:style-name="P16"><text:span text:style-name="T10">С</text:span><text:span text:style-name="T7">толбец свободных коэффициентов:</text:span> </text:p>
      <text:p text:style-name="P33"/>
      <text:p text:style-name="P28"><draw:frame draw:style-name="fr2" draw:name="Объект2" text:anchor-type="as-char" svg:y="-0.437cm" svg:width="9.236cm" svg:height="0.55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p text:style-name="P34">Алгоритм решения и формулы</text:p>
      <text:p text:style-name="P25">(вариант с методом левой прогонки)</text:p>
      <text:p text:style-name="P26">В общем виде алгоритм решения поставленной задачи выглядит так:</text:p>
      <text:p text:style-name="P33"><text:span text:style-name="T5">1. Нахождение </text:span><text:span text:style-name="T8">прогоночных</text:span><text:span text:style-name="T5"> коэффициентов </text:span><text:span text:style-name="T8">e и m</text:span></text:p>
      <text:p text:style-name="P27">2. Нахождение ответа.</text:p>
      <text:p text:style-name="P27">Будем рассматривать метод <text:span text:style-name="T11">левой</text:span> прогонки.</text:p>
      <text:p text:style-name="P15"><text:span text:style-name="T5">Итак, в методе прогонки используется тот факт, что матрица трёхдиагональная</text:span> </text:p>
      <text:p text:style-name="P32"><text:span text:style-name="T5">Обозначим за </text:span><text:span text:style-name="T5"><draw:frame draw:style-name="fr1" draw:name="Изображение1" text:anchor-type="as-char" svg:width="0.503cm" svg:height="0.529cm" draw:z-index="0"><draw:image xlink:href="Pictures/100000000000001300000014AC677AA981795136.png" xlink:type="simple" xlink:show="embed" xlink:actuate="onLoad"/></draw:frame></text:span><text:span text:style-name="T5"> - диагональ, расположенную над главной диагональю, за </text:span><text:span text:style-name="T5"><draw:frame draw:style-name="fr1" draw:name="Изображение2" text:anchor-type="as-char" svg:width="0.476cm" svg:height="0.529cm" draw:z-index="1"><draw:image xlink:href="Pictures/100000000000001200000014571ACD88C5FDA983.png" xlink:type="simple" xlink:show="embed" xlink:actuate="onLoad"/></draw:frame></text:span><text:span text:style-name="T5"> - главную диагональ, за </text:span><text:span text:style-name="T5"><draw:frame draw:style-name="fr1" draw:name="Изображение3" text:anchor-type="as-char" svg:width="0.503cm" svg:height="0.529cm" draw:z-index="2"><draw:image xlink:href="Pictures/1000000000000013000000141B599BF5A114AFE7.png" xlink:type="simple" xlink:show="embed" xlink:actuate="onLoad"/></draw:frame></text:span><text:span text:style-name="T5"> - диагональ, расположенную под главной диагональю. И пусть </text:span><text:span text:style-name="T5"><draw:frame draw:style-name="fr1" draw:name="Изображение4" text:anchor-type="as-char" svg:width="0.503cm" svg:height="0.529cm" draw:z-index="3"><draw:image xlink:href="Pictures/1000000000000013000000142800BE21DDC8E946.png" xlink:type="simple" xlink:show="embed" xlink:actuate="onLoad"/></draw:frame></text:span><text:span text:style-name="T5"> - наши переменные, пока неизвестные. Так выглядит наша </text:span><text:span text:style-name="T9">система</text:span><text:span text:style-name="T5">:</text:span></text:p>
      <text:p text:style-name="P27"/>
      <text:p text:style-name="P35"><text:span text:style-name="T5">c</text:span><text:span text:style-name="T13">0</text:span><text:span text:style-name="T17">x</text:span><text:span text:style-name="T13">0</text:span><text:span text:style-name="T17">+b</text:span><text:span text:style-name="T13">0</text:span><text:span text:style-name="T17">x</text:span><text:span text:style-name="T13">1</text:span><text:span text:style-name="T17">=f</text:span><text:span text:style-name="T13">0</text:span></text:p>
      <text:p text:style-name="P39">…</text:p>
      <text:p text:style-name="P36"><text:span text:style-name="T5">a</text:span><text:span text:style-name="T13">i</text:span><text:span text:style-name="T5">x</text:span><text:span text:style-name="T13">i-1</text:span><text:span text:style-name="T5">+c</text:span><text:span text:style-name="T13">i</text:span><text:span text:style-name="T5">x</text:span><text:span text:style-name="T13">i</text:span><text:span text:style-name="T5">+b</text:span><text:span text:style-name="T13">i</text:span><text:span text:style-name="T5">x</text:span><text:span text:style-name="T13">i+1</text:span><text:span text:style-name="T5">=f</text:span><text:span text:style-name="T13">i</text:span></text:p>
      <text:p text:style-name="P39"><text:soft-page-break/>…</text:p>
      <text:p text:style-name="P36"><text:span text:style-name="T5">a</text:span><text:span text:style-name="T13">n</text:span><text:span text:style-name="T5">x</text:span><text:span text:style-name="T13">n-1</text:span><text:span text:style-name="T5">+c</text:span><text:span text:style-name="T13">n</text:span><text:span text:style-name="T5">x</text:span><text:span text:style-name="T13">n</text:span><text:span text:style-name="T5">=f</text:span><text:span text:style-name="T13">n</text:span></text:p>
      <text:p text:style-name="P36"/>
      <text:p text:style-name="P37">Первый этап: Прямой ход метода прогонки</text:p>
      <text:p text:style-name="P27">На первом этапе мы избавляемся от <text:span text:style-name="T20">b</text:span><text:span text:style-name="T14">i</text:span> : делим <text:span text:style-name="T20">последнюю</text:span> строку на <text:span text:style-name="T20">с</text:span><text:span text:style-name="T14">n</text:span> , умножаем <text:span text:style-name="T20">на</text:span> -<text:span text:style-name="T20">b</text:span><text:span text:style-name="T14">n-1</text:span> и складываем с <text:span text:style-name="T20">предпоследней</text:span> строкой. Так в <text:span text:style-name="T20">предпоследней</text:span> строке исчезает <text:span text:style-name="T20">x</text:span><text:span text:style-name="T14">n</text:span>. Затем <text:span text:style-name="T20">предпоследнюю</text:span> строку делим на <text:span text:style-name="T20">c</text:span><text:span text:style-name="T14">n-1</text:span> , умножаем на <text:span text:style-name="T20">b</text:span><text:span text:style-name="T14">n-2</text:span> и складываем с <text:span text:style-name="T20">третьей с конца</text:span> строкой и т. д.</text:p>
      <text:p text:style-name="P30">Будем считать, что a<text:span text:style-name="T12">0</text:span><text:span text:style-name="T16">=0, а b</text:span><text:span text:style-name="T12">n</text:span><text:span text:style-name="T16">=0.</text:span></text:p>
      <text:p text:style-name="P40">Введём новые обозначения:</text:p>
      <text:p text:style-name="P30"><text:span text:style-name="T16">e</text:span><text:span text:style-name="T12">i</text:span><text:span text:style-name="T16">=-a</text:span><text:span text:style-name="T12">i</text:span><text:span text:style-name="T16">/(c</text:span><text:span text:style-name="T12">i</text:span><text:span text:style-name="T16">+b</text:span><text:span text:style-name="T12">i</text:span><text:span text:style-name="T16">e</text:span><text:span text:style-name="T12">i+1</text:span><text:span text:style-name="T16">)</text:span></text:p>
      <text:p text:style-name="P30"><text:span text:style-name="T16">m</text:span><text:span text:style-name="T12">i</text:span><text:span text:style-name="T16">=(f</text:span><text:span text:style-name="T12">i</text:span><text:span text:style-name="T16">-b</text:span><text:span text:style-name="T12">i</text:span><text:span text:style-name="T16">m</text:span><text:span text:style-name="T12">i+1</text:span><text:span text:style-name="T16">)/(c</text:span><text:span text:style-name="T12">i</text:span><text:span text:style-name="T16">+b</text:span><text:span text:style-name="T12">i</text:span><text:span text:style-name="T16">e</text:span><text:span text:style-name="T12">i+1</text:span><text:span text:style-name="T16">)</text:span></text:p>
      <text:p text:style-name="P41">i от n до 2</text:p>
      <text:p text:style-name="P44"/>
      <text:p text:style-name="P38">Второй этап: Обратный ход метода прогонки</text:p>
      <text:p text:style-name="P43"><text:span text:style-name="T5">В прямом ходе левой прогонки мы исключали x</text:span><text:span text:style-name="T13">i+1</text:span><text:span text:style-name="T17">, двигаясь вверх, в обратном исключаем x</text:span><text:span text:style-name="T13">i-1 </text:span><text:span text:style-name="T17">и находим x</text:span><text:span text:style-name="T13">i</text:span><text:span text:style-name="T17">. Общая формула:</text:span></text:p>
      <text:p text:style-name="P43"><text:span text:style-name="T17">x</text:span><text:span text:style-name="T13">1</text:span><text:span text:style-name="T17">=(f</text:span><text:span text:style-name="T13">1</text:span><text:span text:style-name="T17">-b</text:span><text:span text:style-name="T13">1</text:span><text:span text:style-name="T17">m</text:span><text:span text:style-name="T13">2</text:span><text:span text:style-name="T17">)/(b</text:span><text:span text:style-name="T13">1</text:span><text:span text:style-name="T17">e</text:span><text:span text:style-name="T13">2</text:span><text:span text:style-name="T17">+c</text:span><text:span text:style-name="T13">1</text:span><text:span text:style-name="T17">)</text:span></text:p>
      <text:p text:style-name="P43"><text:span text:style-name="T17">x</text:span><text:span text:style-name="T13">i+1</text:span><text:span text:style-name="T17">=e</text:span><text:span text:style-name="T13">i+1</text:span><text:span text:style-name="T17">x</text:span><text:span text:style-name="T13">i</text:span><text:span text:style-name="T17">+m</text:span><text:span text:style-name="T13">i+1</text:span><text:span text:style-name="T17"> для i от 1 до n</text:span></text:p>
      <text:p text:style-name="P27">В результате этого шага мы и получим ответ.</text:p>
      <text:p text:style-name="P27"/>
      <text:p text:style-name="Standard">Для применимости формул метода прогонки достаточно свойства <text:a xlink:type="simple" xlink:href="https://ru.wikipedia.org/wiki/Свойство_диагонального_преобладания_матрицы" text:style-name="Internet_20_link" text:visited-style-name="Visited_20_Internet_20_Link"><text:span text:style-name="T22">диагонального преобладания</text:span></text:a> у матрицы <text:span text:style-name="T21">A, </text:span><text:span text:style-name="T23">то есть</text:span></text:p>
      <text:p text:style-name="P3"><text:span text:style-name="T23">|c</text:span><text:span text:style-name="T15">i</text:span><text:span text:style-name="T19">|&gt;=|a</text:span><text:span text:style-name="T15">i</text:span><text:span text:style-name="T19">|+|b</text:span><text:span text:style-name="T15">i</text:span><text:span text:style-name="T19">| для i=1,…,n, </text:span><text:span text:style-name="T18">причём хотя бы одно неравенство является строгим</text:span><text:span text:style-name="T19">.</text:span></text:p>
      <text:p text:style-name="P4">Наша матрица А удовлетворяет этому условию.</text:p>
      <text:p text:style-name="P52"/>
      <text:p text:style-name="P4"/>
      <text:p text:style-name="P42">Листинг</text:p>
      <text:p text:style-name="P54"><text:span text:style-name="T25">import </text:span>numpy <text:span text:style-name="T25">as </text:span>np</text:p>
      <text:p text:style-name="P49"><text:span text:style-name="T25">import </text:span>numpy.linalg <text:span text:style-name="T25">as </text:span>linalg</text:p>
      <text:p text:style-name="P51"># Метод левой прогонки</text:p>
      <text:p text:style-name="P49"><text:span text:style-name="T25">def </text:span>solve(matr_A, matr_f):</text:p>
      <text:p text:style-name="P50"><text:s text:c="4"/><text:span text:style-name="T28">A = np.array(matr_A)</text:span></text:p>
      <text:p text:style-name="P50"><text:s text:c="4"/><text:span text:style-name="T28">f = np.array(matr_f)</text:span></text:p>
      <text:p text:style-name="P50"><text:s text:c="4"/><text:span text:style-name="T28">size = </text:span><text:span text:style-name="T26">len</text:span><text:span text:style-name="T28">(f)</text:span></text:p>
      <text:p text:style-name="P50"><text:s text:c="4"/><text:span text:style-name="T28">b = np.zeros(size)</text:span></text:p>
      <text:p text:style-name="P50"><text:s text:c="4"/><text:span text:style-name="T28">a = np.zeros(size)</text:span></text:p>
      <text:p text:style-name="P50"><text:s text:c="4"/><text:span text:style-name="T28">c = np.zeros(size)</text:span></text:p>
      <text:p text:style-name="P50"><text:s text:c="4"/><text:span text:style-name="T27">for </text:span><text:span text:style-name="T28">i </text:span><text:span text:style-name="T27">in </text:span><text:span text:style-name="T26">range</text:span><text:span text:style-name="T28">(size):</text:span></text:p>
      <text:p text:style-name="P50"><text:s text:c="8"/><text:span text:style-name="T28">c[i] = A[i, i]</text:span></text:p>
      <text:p text:style-name="P50"><text:s text:c="8"/><text:span text:style-name="T27">if </text:span><text:span text:style-name="T28">i != size - </text:span><text:span text:style-name="T30">1</text:span><text:span text:style-name="T28">:</text:span></text:p>
      <text:p text:style-name="P50"><text:s text:c="12"/><text:span text:style-name="T28">b[i] = -A[i, i + </text:span><text:span text:style-name="T30">1</text:span><text:span text:style-name="T28">]</text:span></text:p>
      <text:p text:style-name="P50"><text:s text:c="8"/><text:span text:style-name="T27">if </text:span><text:span text:style-name="T28">i != </text:span><text:span text:style-name="T30">0</text:span><text:span text:style-name="T28">:</text:span></text:p>
      <text:p text:style-name="P50"><text:s text:c="12"/><text:span text:style-name="T28">a[i] = -A[i, i - </text:span><text:span text:style-name="T30">1</text:span><text:span text:style-name="T28">]</text:span></text:p>
      <text:p text:style-name="P50"><text:s text:c="4"/><text:span text:style-name="T28">ksi = np.zeros(size + </text:span><text:span text:style-name="T30">1</text:span><text:span text:style-name="T28">)</text:span></text:p>
      <text:p text:style-name="P50"><text:s text:c="4"/><text:span text:style-name="T27">for </text:span><text:span text:style-name="T28">i </text:span><text:span text:style-name="T27">in </text:span><text:span text:style-name="T26">reversed</text:span><text:span text:style-name="T28">(</text:span><text:span text:style-name="T26">range</text:span><text:span text:style-name="T28">(size)):</text:span></text:p>
      <text:p text:style-name="P50"><text:s text:c="8"/><text:span text:style-name="T28">ksi[i] = (a[i]) / (c[i] - ksi[i + </text:span><text:span text:style-name="T30">1</text:span><text:span text:style-name="T28">] * b[i])</text:span></text:p>
      <text:p text:style-name="P50"><text:s text:c="4"/><text:span text:style-name="T28">eta = np.zeros(size + </text:span><text:span text:style-name="T30">1</text:span><text:span text:style-name="T28">)</text:span></text:p>
      <text:p text:style-name="P50"><text:s text:c="4"/><text:span text:style-name="T27">for </text:span><text:span text:style-name="T28">i </text:span><text:span text:style-name="T27">in </text:span><text:span text:style-name="T26">reversed</text:span><text:span text:style-name="T28">(</text:span><text:span text:style-name="T26">range</text:span><text:span text:style-name="T28">(size)):</text:span></text:p>
      <text:p text:style-name="P50"><text:s text:c="8"/><text:span text:style-name="T28">eta[i] = (f[i] + b[i] * eta[i + </text:span><text:span text:style-name="T30">1</text:span><text:span text:style-name="T28">]) / (c[i] - ksi[i + </text:span><text:span text:style-name="T30">1</text:span><text:span text:style-name="T28">] * b[i])</text:span></text:p>
      <text:p text:style-name="P50"><text:s text:c="4"/><text:span text:style-name="T28">y = np.zeros(size)</text:span></text:p>
      <text:p text:style-name="P50"><text:s text:c="4"/><text:span text:style-name="T27">for </text:span><text:span text:style-name="T28">i </text:span><text:span text:style-name="T27">in </text:span><text:span text:style-name="T26">range</text:span><text:span text:style-name="T28">(size):</text:span></text:p>
      <text:p text:style-name="P50"><text:s text:c="8"/><text:span text:style-name="T28">y[i] = ksi[i] * y[i - </text:span><text:span text:style-name="T30">1</text:span><text:span text:style-name="T28">] + eta[i]</text:span></text:p>
      <text:p text:style-name="P50"><text:s text:c="4"/><text:span text:style-name="T27">return </text:span><text:span text:style-name="T28">y</text:span></text:p>
      <text:p text:style-name="P49">file = <text:span text:style-name="T24">open</text:span>(<text:span text:style-name="T31">"matrix"</text:span>, <text:span text:style-name="T31">"r"</text:span>) <text:s/><text:span text:style-name="T33"># Чтение файла</text:span></text:p>
      <text:p text:style-name="P49">A, b = [], []</text:p>
      <text:p text:style-name="P49"><text:span text:style-name="T25">for </text:span>line <text:span text:style-name="T25">in </text:span>file:</text:p>
      <text:p text:style-name="P50"><text:s text:c="4"/><text:span text:style-name="T28">A.append([</text:span><text:span text:style-name="T26">float</text:span><text:span text:style-name="T28">(el) </text:span><text:span text:style-name="T27">for </text:span><text:span text:style-name="T28">el </text:span><text:span text:style-name="T27">in </text:span><text:span text:style-name="T28">line.split()[:-</text:span><text:span text:style-name="T30">1</text:span><text:span text:style-name="T28">]])</text:span></text:p>
      <text:p text:style-name="P50"><text:s text:c="4"/><text:span text:style-name="T28">b.append(</text:span><text:span text:style-name="T26">float</text:span><text:span text:style-name="T28">(line.split().pop()))</text:span></text:p>
      <text:p text:style-name="P49">A = [[A[i][j] <text:span text:style-name="T25">if </text:span>np.abs(i - j) &lt; <text:span text:style-name="T29">2 </text:span><text:span text:style-name="T25">else </text:span><text:span text:style-name="T29">0 </text:span><text:span text:style-name="T25">for </text:span>j <text:span text:style-name="T25">in </text:span><text:span text:style-name="T24">range</text:span>(<text:span text:style-name="T24">len</text:span>(b))] <text:span text:style-name="T25">for </text:span>i <text:span text:style-name="T25">in </text:span><text:span text:style-name="T24">range</text:span>(<text:span text:style-name="T24">len</text:span>(b))]</text:p>
      <text:p text:style-name="P49">A = np.array(A)</text:p>
      <text:p text:style-name="P49">b = np.array(b)</text:p>
      <text:p text:style-name="P49"><text:span text:style-name="T24">print</text:span>(<text:span text:style-name="T31">"Решаем матричное уравнение методом прогонки"</text:span>)</text:p>
      <text:p text:style-name="P49"><text:span text:style-name="T24">print</text:span>(<text:span text:style-name="T31">"Основная матрица системы:"</text:span>)</text:p>
      <text:p text:style-name="P49"><text:span text:style-name="T24">print</text:span>(A)</text:p>
      <text:p text:style-name="P49"><text:span text:style-name="T24">print</text:span>(<text:span text:style-name="T31">"Свободные члены: "</text:span>, b)</text:p>
      <text:p text:style-name="P49">ans = solve(A, b)</text:p>
      <text:p text:style-name="P49"><text:span text:style-name="T24">print</text:span>(<text:span text:style-name="T31">"Решение системы: "</text:span>, ans)</text:p>
      <text:p text:style-name="P49"><text:span text:style-name="T24">print</text:span>(<text:span text:style-name="T31">"Невязка: "</text:span>, np.dot(A, ans) - b)</text:p>
      <text:p text:style-name="P58"><text:span text:style-name="T24">print</text:span>(<text:span text:style-name="T31">"Норма невязки: "</text:span>, linalg.norm(np.dot(A, ans) - b))</text:p>
      <text:p text:style-name="P54"/>
      <text:p text:style-name="P41"/>
      <text:p text:style-name="P36"/>
      <text:p text:style-name="P47"/>
      <text:p text:style-name="P45"/>
      <text:p text:style-name="P46">Результаты и вывод</text:p>
      <text:p text:style-name="P19">Выходные данные:</text:p>
      <text:p text:style-name="P53">Решаем матричное уравнение методом прогонки</text:p>
      <text:p text:style-name="P53">Основная матрица системы:</text:p>
      <text:p text:style-name="P53">[[ 0.6444 <text:s/>0. <text:s text:c="5"/>0. <text:s text:c="5"/>0. <text:s text:c="5"/>0. <text:s text:c="3"/>]</text:p>
      <text:p text:style-name="P53"><text:s/>[-0.0395 <text:s/>0.4208 <text:s/>0. <text:s text:c="5"/>0. <text:s text:c="5"/>0. <text:s text:c="3"/>]</text:p>
      <text:p text:style-name="P53"><text:s/>[ 0. <text:s text:c="4"/>-0.1184 <text:s/>0.7627 <text:s/>0.0145 <text:s/>0. <text:s text:c="3"/>]</text:p>
      <text:p text:style-name="P53"><text:s/>[ 0. <text:s text:c="5"/>0. <text:s text:c="4"/>-0.096 <text:s text:c="2"/>0.7627 <text:s/>0. <text:s text:c="3"/>]</text:p>
      <text:p text:style-name="P53"><text:s/>[ 0. <text:s text:c="5"/>0. <text:s text:c="5"/>0. <text:s text:c="4"/>-0.0158 <text:s/>0.5523]]</text:p>
      <text:p text:style-name="P53">Свободные члены: <text:s/>[ 1.2677 <text:s/>1.6819 -2.3657 -6.5369 <text:s/>2.8351]</text:p>
      <text:p text:style-name="P53">Решение системы: <text:s/>[ 1.96725636 <text:s/>4.18157468 -2.28419695 -8.85824427 <text:s/>4.87984744]</text:p>
      <text:p text:style-name="P53">Невязка: <text:s/>[ 0. <text:s/>0. <text:s/>0. <text:s/>0. <text:s/>0.]</text:p>
      <text:p text:style-name="P53">Норма невязки: <text:s/>0.0</text:p>
      <text:p text:style-name="P14"/>
      <text:p text:style-name="P15"><text:span text:style-name="T4">Вывод:</text:span> </text:p>
      <text:p text:style-name="P27">Метод прогонки для заданной трёхдиагональной матрицы получает ответ, достаточно близкий к точному (как видно по вектору невязки). Погрешности, приобретённые в процессе вычислений достаточно малы. </text:p>
      <text:p text:style-name="P27">Если сравнивать данный метод с ранее рассмотренными, то можно заметить, что его недостаток в том, что он предназначен лишь для матриц особого вида, в то же время, для матриц такого вида он значительно выигрывает по асимптотике по сравнению с методом Гаусса.</text:p>
      <text:p text:style-name="P2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dobe Blank" svg:font-family="'Adobe Blan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dobe Blank" style:font-family-asian="'Adobe Blan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5:24:15.272281811</meta:creation-date>
    <dc:date>2016-12-08T23:41:56.129901851</dc:date>
    <meta:editing-duration>PT35M48S</meta:editing-duration>
    <meta:editing-cycles>9</meta:editing-cycles>
    <meta:generator>LibreOffice/5.2.3.3$Linux_X86_64 LibreOffice_project/20m0$Build-3</meta:generator>
    <meta:document-statistic meta:table-count="0" meta:image-count="4" meta:object-count="2" meta:page-count="5" meta:paragraph-count="107" meta:word-count="664" meta:character-count="4415" meta:non-whitespace-character-count="3619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.6444</mn>
              </mtd>
              <mtd>
                <mn>0.000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0.0395</mn>
                </mrow>
              </mtd>
              <mtd>
                <mn>0.4208</mn>
              </mtd>
              <mtd>
                <mn>0.000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0.1184</mn>
                </mrow>
              </mtd>
              <mtd>
                <mn>0.7627</mn>
              </mtd>
              <mtd>
                <mn>0.014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.0000</mn>
              </mtd>
              <mtd>
                <mrow>
                  <mo stretchy="false">−</mo>
                  <mn>0.0960</mn>
                </mrow>
              </mtd>
              <mtd>
                <mn>0.7627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.1907</mn>
              </mtd>
              <mtd>
                <mn>0.5523</mn>
              </mtd>
            </mtr>
          </mtable>
        </mrow>
        <mo fence="true" stretchy="true">)</mo>
      </mrow>
    </mrow>
    <annotation encoding="StarMath 5.0"> A = left ( matrix{ 0.6444 # 0.0000 # 0 # 0 # 0 ## -0.0395 # 0.4208 # 0.0000 # 0 # 0 ##0 # -0.1184 # 0.7627 # 0.0145 # 0 ## 0 # 0 # 0.0000 # -0.0960 # 0.7627 ##0 # 0 # 0 # 0.1907 # 0.5523}  right ) </annotation>
  </semantics>
</math>
</file>

<file path=Object 2/content.xml><?xml version="1.0" encoding="utf-8"?>
<math xmlns="http://www.w3.org/1998/Math/MathML" display="block">
  <semantics>
    <mrow>
      <mi>b</mi>
      <mo stretchy="false">=</mo>
      <msup>
        <mrow>
          <mo fence="true" stretchy="false">(</mo>
          <mrow>
            <mtable>
              <mtr>
                <mtd>
                  <mn>1.2677</mn>
                </mtd>
                <mtd>
                  <mn>1.6819</mn>
                </mtd>
                <mtd>
                  <mrow>
                    <mo stretchy="false">−</mo>
                    <mn>2.3657</mn>
                  </mrow>
                </mtd>
                <mtd>
                  <mrow>
                    <mo stretchy="false">−</mo>
                    <mn>6.5369</mn>
                  </mrow>
                </mtd>
                <mtd>
                  <mn>2.8351</mn>
                </mtd>
              </mtr>
            </mtable>
          </mrow>
          <mo fence="true" stretchy="false">)</mo>
        </mrow>
        <mi>T</mi>
      </msup>
    </mrow>
    <annotation encoding="StarMath 5.0">b = ( matrix{ 1.2677 # 1.6819 # -2.3657 # -6.5369 # 2.8351}) ^{ T }</annotation>
  </semantics>
</math>
</file>